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e746" officeooo:paragraph-rsid="000ce746"/>
    </style:style>
    <style:style style:name="P2" style:family="paragraph" style:parent-style-name="Standard">
      <style:text-properties officeooo:rsid="000d972e" officeooo:paragraph-rsid="000d97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Veröffentlicht</text:p>
      <text:p text:style-name="Standard"/>
      <text:p text:style-name="Standard">„Willst du mir wirklich erzählen, du würdest jeden Mann kennen, der im Felsendom gelebt hat?“, zischte Ellan und zog unauffällig den schweren Stein, der nachts ihre Tür sicherte, heran. Sie würde nicht zulassen, dass diese Hornochsen ihre Hütte betraten. Doch ihr war sehr wohl klar, dass sie ihnen nichts außer ihrer Autorität entgegenzusetzen hatte, aber ein geprellter Zeh, weil die Tür nicht wie erwartet nachgab, war eine gute Untermalung eben dieser.</text:p>
      <text:p text:style-name="Standard"/>
      <text:p text:style-name="Standard">Der Tumult vor der Tür wurde lauter, und Ellan verstand die Vorwürfe nicht einmal. Es war ja auch egal, sie wusste, dass die Männer ihr unterstellten, einen Magier gerettet zu haben, und sie wusste genauso gut, dass sie recht hatten. Aber es änderte nichts daran, dass Gregor Fachhauser – der gefürchtete Rebellenjäger, auf dessen Konto ungezählte Opfer gingen – nun ihr Patient war. Sie konnte es sich selbst nicht wirklich erklären. Fachhauser war ein Schlächter, ein Monster, ein Mörder! Sie hätte ihn auf der Stelle erstechen sollen, oder verbluten lassen – vergiften konnte sie ihn jederzeit. Aber sie tat es nicht. Irgendetwas hielt sie davon ab. Etwas in der Stimme, die den Weißrock daran gehindert hatte, sie und Mariel zu erschlagen, etwas in dem Lächeln, das er Mariel geschenkt hatte, als er ihr das winzige Lichtchen geschickt hatte, dieser Ausdruck in seinem viel zu jungen Gesicht, während er ständig das Bewusstsein verlor … Sie war Heilerin. Sie tötete nicht, wenn es nicht nötig war, und es war nicht nötig. <text:s/></text:p>
      <text:p text:style-name="P2"/>
      <text:p text:style-name="Standard">Mariel drängte sich an den Rock ihrer Mutter. Tränen füllten ihre dunklen Augen, und ihr rundes Gesicht wirkte wie das einer Fünfjährigen.</text:p>
      <text:p text:style-name="Standard"/>
      <text:p text:style-name="Standard">„Ihr macht dem Kind Angst! Lasst uns in Frieden!“, fuhr Ellan die Männer auf ihrer Schwelle an und legte den Arm tröstend um ihre Tochter. „Er ist noch nicht einmal bei Bewusstsein! Gebt ihm ein paar Tage, wenn er zu sich kommt, wird er euch schon sagen können, wer er ist.“</text:p>
      <text:p text:style-name="Standard"/>
      <text:p text:style-name="Standard">Der Mann wich vor Mariels Schmoddernase und den tränenüberfluteten Augen zurück, und Ellan schlug die Tür zu.</text:p>
      <text:p text:style-name="Standard"/>
      <text:p text:style-name="Standard">Kaum hatte sie den Riegel und den schweren Stein vorgeschoben, da hatte Mariel ihre Tränen und den theatralischen Rotz schon weggewischt und hüpfte munter lächelnd zu der Liege hinter dem schweren Vorhang, der die Patienten vor Durchzug und neugierigen Blicken schützen sollte.</text:p>
      <text:p text:style-name="Standard"/>
      <text:p text:style-name="Standard">„Du bist eine echte Künstlerin. Du solltest in den Theatern von Kedesh auftreten, kleines Fräulein“, scherzte Gregor matt und hob eine Hand, die Mariel freundlich ergriff.</text:p>
      <text:p text:style-name="Standard"/>
      <text:p text:style-name="Standard">„Zeig mir die Schmetterlinge!“, bat Mariel und hüpfte vor seinem Lager auf und ab.</text:p>
      <text:p text:style-name="Standard"/>
      <text:p text:style-name="Standard">„Lass ihn schlafen, Mariel!“, wies Ellan sie zurecht und zog das Kind zurück. Gregor schloss die Augen, doch seine Finger bewegten sich, und Ellan sah aus den Augenwinkeln, wie flirrende Schmetterlinge über seinem Bett zu tanzen begannen und Mariel jauchzen ließen, ehe sie wie Funken eines Lagerfeuers verloschen.</text:p>
      <text:p text:style-name="Standard"/>
      <text:p text:style-name="Standard">„Hol Wasser, Kind“, wies sie Mariel an und drückte ihr einen Eimer in die Hand. „Nur halb voll, geh lieber zweimal, als dir die Schultern zu zerren.“</text:p>
      <text:p text:style-name="Standard"/>
      <text:p text:style-name="Standard">Sie atmete tief durch und blieb unschlüssig mitten im Raum stehen, während Mariel durch die kleine Klappe in der Rückwand der Hütte verschwand. Dann strich sie ihren Rock glatt, obwohl sie nicht wusste wozu, und ging zurück zum Krankenlager.</text:p>
      <text:p text:style-name="Standard"/>
      <text:p text:style-name="Standard"><text:soft-page-break/>„Wie geht es nun weiter?“, fragte sie ohne eine Einleitung und verschränkte die Arme vor der Brust. „Ihr habt uns das Leben gerettet, wir Euch das Eure. Sobald Ihr aufstehen könnt, sind wir quitt.“</text:p>
      <text:p text:style-name="Standard"/>
      <text:p text:style-name="Standard">Gregor drückte sich auf die Ellbogen hoch und versuchte sogar, sich aufzusetzen, doch seine Arme zitterten, und er gab es auf.</text:p>
      <text:p text:style-name="Standard"/>
      <text:p text:style-name="Standard">„Ja“, antwortete er, obwohl Ellan spürte, dass es nicht das war, was er wirklich sagen wollte. „Ich werde verschwinden, sobald ich es kann, und mich so weit von Euch entfernt halten wie möglich.“ Er wandte den Blick zu Boden und fügte murmelnd hinzu: „Wenn Ihr das wünscht.“</text:p>
      <text:p text:style-name="Standard"/>
      <text:p text:style-name="Standard">Sie strich erneut ihren Rock glatt, unsicher, wie sie die Bemerkung deuten sollte. Sie hatte so viel von Gregor Fachhauser gehört, so viele Bilder in ihrem Kopf gehabt, ihn mit so viel Blut und so vielen Wunden in Verbindung gebracht. Doch der Mann, der geschwächt und ohne jegliche magische Kraft vor ihr lag, den Blick schüchtern abwendend und mit ihrer Tochter scherzend …</text:p>
      <text:p text:style-name="Standard"/>
      <text:p text:style-name="Standard">„Ja“, bestätigte sie und wandte sich ab, um zu gehen. Doch dann platzte es aus ihr heraus; wie eine Furie wirbelte sie herum und fauchte ihn an: „Wie konntet Ihr das alles tun? Der Hinterhalt am Aktál-Artefakt, die Pogromnacht von Aiskaland, das Massaker von Sagale! Ihr habt tausende von Menschen getötet! Die Hälfte davon waren Zivilisten! Flüchtlinge! Frauen, Kinder! Allein im Felsendom sind hunderte Menschen gestorben, die euch nichts getan hatten!“</text:p>
      <text:p text:style-name="Standard"/>
      <text:p text:style-name="Standard">Gregor wandte den Blick zur Wand. Er war kreidebleich geworden. Seine Kräfte ließen nach, und er sank auf das dünne Kissen.</text:p>
      <text:p text:style-name="Standard"/>
      <text:p text:style-name="Standard">„Es war ein Abenteuer“, flüsterte er dann, und in seiner Stimme lag tief empfundenes Leid. Ellan spürte, wie ihre Knie zu zittern begannen und sie ein eisiger Schauer durchlief.</text:p>
      <text:p text:style-name="Standard"/>
      <text:p text:style-name="Standard">„Ein Abenteuer?“, wiederholte sie tonlos. Dann wandte sie sich ab und trat zur Kochstelle, wo sie nach einem Tonbecher griff, um einen Schluck Wasser zu trinken. Doch kaum hatte sie das Gefäß umfasst, spürte sie ihre Wut. Sie krampfte die Finger um den Ton, bis ihre Knöchel weiß wurden, hörte ihre Zähne knirschen und schlug den Becher mit voller Wucht gegen das steinerne Spülbecken. Der Ton zerbarst und schnitt ihr in die Haut. Kurz entschlossen hielt sie die verletzte Hand in das kalte Wasser im Spülbecken und beobachtete die roten Schlieren, die sich darin ausbreiteten.</text:p>
      <text:p text:style-name="Standard">oOo</text:p>
      <text:p text:style-name="Standard"/>
      <text:p text:style-name="Standard"/>
      <text:p text:style-name="Standard">„Manchmal ist es heilsamer, auf etwas zu verzichten.“</text:p>
      <text:p text:style-name="Standard"/>
      <text:p text:style-name="Standard">Ellan wiederholte diesen Satz ständig, und Gregor konnte es nicht mehr hören! Er wollte einen Sud, eine Pille, einen Zaubertrank, irgendetwas, das sein Bein endlich verheilen ließ. Mit Ellans Hilfe hatte er die Dorfbewohner, allesamt Rebellen, davon überzeugen können, nur ein Flüchtling aus Sagale zu sein, was ihm nicht schwergefallen war. Bereits die Spielereien, die er zu Mariels Vergnügen aufführte, erschöpften seine magischen Kräfte völlig, und die Tricks, die die Rebellen verwendeten, um Magier zu entlarven, waren geradezu lächerlich. Sicher, einen Kampfmagier hätten sie damit aufgespürt, aber kaum die Hälfte der magiebegabten Bevölkerung verfügte über ausreichend große Kräfte, dass diese Instrumente reagiert hätten. Er erwog, Ellan davon zu erzählen. Ihr zu erklären, wie sie über eine simple Blutprobe nicht nur die magische Begabung feststellen konnte, sondern auch die Familie, zu der der Magier gehörte. Es wäre Hochverrat. Dadurch würden mit einem Schlag alle Spione entlarvt, die er so mühsam unter die Rebellen geschleust hatte. Dieselben Spione, die ihm den Felsendom als eine gewaltige Waffenkammer beschrieben hatten …</text:p>
      <text:p text:style-name="Standard"><text:soft-page-break/></text:p>
      <text:p text:style-name="Standard">Vielleicht würde er durch diese Information etwas von Ellans Wohlwollen zurückgewinnen, das er durch seine lächerliche Antwort auf ihre Frage so leichtfertig verspielt hatte. Doch was hätte er ihr sonst sagen sollen? Hätte er sagen sollen, dass er eine Rechtfertigung brauchte, um von seinem Vater nicht an den Ohren in den Ratssaal von Weißenegg gezerrt zu werden? Hätte sie verstanden, dass er ein Gefangener seines eigenen Namens war und dass er es für ehrlicher erachtete, den Menschen, die er tötete, durch seine direkte Anwesenheit auch die Chance zu geben, ihn zu töten, anstatt in einem staubtrockenen Ratsraum hinter dicken Mauern zu sitzen und mit leerem Gerede und seiner Unterschrift Leid über Zehntausende zu bringen?</text:p>
      <text:p text:style-name="Standard"/>
      <text:p text:style-name="Standard">Er schämte sich – schämte sich für seine Feigheit, für seine Taten und für all die Lügen, die er sich selbst erzählte, nur um nicht von sich selbst angewidert zu sein.</text:p>
      <text:p text:style-name="Standard"/>
      <text:p text:style-name="Standard">Er sah wieder den Soldaten mit gezogenem Schwert über Ellan und Mariel stehen. Er hatte ihn aufgehalten, ohne zu wissen, weshalb. Er hatte die Augen so oft geschlossen, den Ekel beim Anblick der zerschlagenen Körper so oft hinuntergeschluckt, die Zweifel und das Mitleid so oft verdrängt. Doch in diesem Moment war es einfach genug gewesen, als ob eine Grenze überschritten worden wäre, das Fass endlich übergelaufen. Er konnte nicht wieder zurück, er konnte hier nicht weggehen und so weitermachen wie zuvor. Abgesehen davon, dass er hier eben nicht weggehen konnte.</text:p>
      <text:p text:style-name="Standard"/>
      <text:p text:style-name="Standard">Fluchend bewegte er das steife und kraftlose Bein.</text:p>
      <text:p text:style-name="Standard"/>
      <text:p text:style-name="Standard">„Psst!“, kam es von Mutter und Tochter, die hinter dem Vorhang Rüben schälten.</text:p>
      <text:p text:style-name="Standard"/>
      <text:p text:style-name="Standard">Gregor schluckte schwer. Seit fast einem Monat war er in dieser Hütte geradezu gefangen. Ellan gab ihm kleine Bewegungsaufgaben, die er im Liegen oder Sitzen ausführen konnte, doch diese zehrten nur an seinen Nerven. Immer wieder versuchte er aufzustehen, landete dabei aber regelmäßig auf dem Boden. Ellan schimpfte ihn dann aus und brachte ihn zurück ins Bett. Wie ein Kind. Und doch störte es ihn nicht, zumindest nicht so, wie es ihn hätte stören sollen.</text:p>
      <text:p text:style-name="Standard"/>
      <text:p text:style-name="Standard">Die Untätigkeit war unerträglich. Er konnte nicht aufstehen, nicht gehen und keine Magie wirken. Sein Stolz brachte ihn jedesmal beinahe um, wenn er seine Notdurft in einen Eimer neben dem Bett verrichten musste und dann zusehen, wie Mariel mit dem Eimer nach draußen ging. Diesen trockenen Fleck in seinem Rachen, den der Mangel an magischer Kraft verursachte, hätte er sich am liebsten samt der halben Kehle herausgerissen, doch das Schlimmste war dieses seltsame Ziehen in seiner Brust, jedesmal, wenn er in Ellans Gesicht sah.</text:p>
      <text:p text:style-name="Standard"/>
      <text:p text:style-name="Standard">Seit ihrem Ausbruch, seit dem Tag, an dem sie ihm klargemacht hatte, dass sie sehr genau wusste, wer er war und was er getan hatte, lag auf diesem Gesicht ein Bedauern. Als hätte er sie enttäuscht. Er kannte diesen Gesichtsausdruck, sein Vater trug ihn seit Jahren. Aber bei Ellan war es anders. Es war, als hätte sie – im Gegensatz zu seinem Vater – ein Recht darauf, denn es war nun einmal seine Schuld. Er war es gewesen, der all diese Menschen zum Tode verurteilt hatte. Er hatte sie aufgespürt, er hatte die Weißröcke befehligt, er hatte die Regeln bestimmt, nach denen die gewissenlosen Truppen vorgingen.</text:p>
      <text:p text:style-name="Standard"/>
      <text:p text:style-name="Standard">Und es war nicht nur die Schuld, die ihr recht gab, es war sein eigenes Gewissen, das Gewissen, das ihm seit jener Nacht keine Ruhe mehr ließ – seit er den Zauber auf den blonden Jungen gerichtet hatte. Das Gewissen, das er trotzdem all die Jahre immer wieder zum Schweigen gebracht hatte.</text:p>
      <text:p text:style-name="Standard"/>
      <text:p text:style-name="Standard">Er musste hier weg, er musste zurück nach Weißenegg, zurück zu seinen Leuten, zurück zur Machtgier, zur Gefühlskälte und zum Überfluss, zurück nach Hause.</text:p>
      <text:p text:style-name="Standard"><text:soft-page-break/></text:p>
      <text:p text:style-name="Standard">Er dachte noch über die Bitterkeit dieses Wortes nach, da erklangen vor der Hütte Hufschläge und donnernde Stimmen. Ellan rannte hinaus und wies Mariel an, sich in der Kammer zu verstecken.</text:p>
      <text:p text:style-name="Standard"/>
      <text:p text:style-name="Standard">Weißröcke! Gregor begriff es sofort und rief leise nach dem Kind, das der Anweisung seiner Mutter noch nicht Folge geleistet hatte.</text:p>
      <text:p text:style-name="Standard"/>
      <text:p text:style-name="Standard">„Bring mir die Krücken!“, befahl er, als Mariel um den Vorhang lugte.</text:p>
      <text:p text:style-name="Standard"/>
      <text:p text:style-name="Standard">„Mama hat gesagt ...“, begann sie, doch Gregor schüttelte energisch den Kopf.</text:p>
      <text:p text:style-name="Standard"/>
      <text:p text:style-name="Standard">„Bring mir die Krücken! Sofort!”, befahl er. “Sie suchen nach mir, sie werden alle töten, wenn sie mich nicht finden!“ Er kämpfte darum, weder die Stimme zu erheben, noch aufzuspringen, um das Mädchen schützend hinter sich zu ziehen.</text:p>
      <text:p text:style-name="Standard"/>
      <text:p text:style-name="Standard">Mariel verschwand, und Gregor war sich nicht sicher, ob sie gehorchte oder bei der Anweisung ihrer Mutter blieb.</text:p>
      <text:p text:style-name="Standard"/>
      <text:p text:style-name="Standard">Doch dann wurden die schlichten Krücken, mit denen er durch seine allgemeine Schwäche nicht umgehen konnte, unter dem Vorhang hindurchgeschoben. Er hob sie auf und drückte sich von seinem Lager hoch. Er konnte sein Gewicht nicht halten und belastete das gebrochene Bein. Schmerz schoss ihm bis zur Hüfte. Als er einen Fluch ausstieß, kam aus der Kammer ein leises „Psst!“.</text:p>
      <text:p text:style-name="Standard">oOo</text:p>
      <text:p text:style-name="Standard"/>
      <text:p text:style-name="Standard"/>
      <text:p text:style-name="Standard">Ellan schlug das Herz bis zum Hals. Sie hatte ihre Angst normalerweise gut im Griff, aber mit Weißröcken konnte man nicht verhandeln. Der Mann, der das Fähnlein anführte, schien noch halbwegs bei Verstand zu sein, doch das war das Schicksal dieser Männer: Sie waren Sklaven und wussten es selbst nicht, und es nützte nichts, es ihnen zu sagen.</text:p>
      <text:p text:style-name="Standard">„Wir suchen flüchtige Rebellen“, wiederholte er und ließ seinen Blick über die heruntergekommen aussehenden Menschen schweifen.</text:p>
      <text:p text:style-name="Standard"/>
      <text:p text:style-name="Standard">„Wir sind nur Torfstecher“, erklärte Ellan und schob einen der Krieger zur Seite, der die Harke zu sehr wie einen Prügel packte. Natürlich waren die Menschen um sie herum allesamt Rebellen, nicht weil sie es sein wollten, nicht weil sie kämpfen wollten, sondern weil ihnen nichts übrig blieb, weil sie von Magiern und Weißröcken irgendwo aus irgendeinem Grund vertrieben worden waren. Sie waren keine Gefahr, doch sie boten den Kämpfenden ihre Betten und ihre Lagerfeuer an, um im Gegenzug etwas Brot und Gerste zu erhalten. Das reichte aus. Das genügte, um sie zu Verbrechern zu machen.</text:p>
      <text:p text:style-name="Standard"/>
      <text:p text:style-name="Standard">„Absitzen!“, befahl eine schneidende Stimme. Ein Schauer durchfuhr den Zugführer, und er gehorchte. Ellan blieb das Herz stehen, als sie Gregor in der Tür ihrer Hütte erkannte. Er stützte sich ungeschickt auf die Krücken und humpelte den Weißröcken entgegen.</text:p>
      <text:p text:style-name="Standard">„Habt ihr Salz dabei?“, fragte Gregor ohne Umschweife, und der Zugführer eilte ihm entgegen, um ihn zu stützen. Vom Gürtel nahm er eine Phiole mit einem schimmernden Trank und reichte sie Gregor. Dieser griff gierig danach und leerte sie in einem Zug. Sofort straffte sich sein Körper. Er legte sich die Hand aufs Bein, und ein blauer Schein zog von seinen Fingern hinunter zu der Schiene, die den Bruch stabilisierte. Er ließ den stützenden Arm des Soldaten los, und nun reichte ihm eine einzige Krücke zum Gehen. Sein Gesicht veränderte sich, wurde härter, älter. Vor Ellans Augen starb der schüchterne Junge, der ihr so lieb geworden war, und sie erblickte zum ersten Mal <text:soft-page-break/>den Schlächter von Sagale, der nun mit zügigen Schritten auf sie zukam. Aufrecht überragte Gregor sie um mehr als einen Kopf, und mit einem arroganten Blick sah er auf sie herab.</text:p>
      <text:p text:style-name="Standard"/>
      <text:p text:style-name="Standard">„Ich danke dir für deine Dienste, Hexe. Du solltest an deiner Menschenkenntnis arbeiten“, sagte er und schob sie fast grob zur Seite. Der Zugführer scheuchte einen seiner Männer vom Pferd und brachte das Tier zu Gregor, half ihm demütig beim Aufsitzen und eilte dann zu seinem eigenen Pferd.</text:p>
      <text:p text:style-name="Standard"/>
      <text:p text:style-name="Standard">Gregor zog an den Zügeln und wandte sich ab, ohne Ellan auch nur eines weiteren Blickes zu würdigen. Dann gab er dem Pferd die Fersen und sprengte davon.</text:p>
      <text:p text:style-name="Standard"/>
      <text:p text:style-name="Standard">Ellan bekam keine Luft. Die Menschen um sie herum starrten sie an oder spuckten nach ihr aus, und sie floh geradezu in ihre Hütte, warf sich mit dem Rücken gegen die Tür und spürte heiße Tränen auf den Wangen. Mariel krabbelte aus der niedrigen Kammer. Sie hielt ein Stückchen Pergament vor der Brust umklammert, und auch sie weinte.</text:p>
      <text:p text:style-name="Standard"/>
      <text:p text:style-name="Standard">Ellan ging in die Knie und öffnete die Arme, und Mariel rannte hinein, barg das Gesicht an Ellans Schulter und schniefte.</text:p>
      <text:p text:style-name="Standard"/>
      <text:p text:style-name="Standard">„Es tut mir leid, er hat mir Angst gemacht“, flüsterte sie entschuldigend, und Ellan strich ihr mit einem verständnisvollen Nicken sanft über den Kopf. Ihr eigener Schmerz steckte wie ein Kloß in ihrem Hals, sodass sie nicht antworten konnte. Dann löste sich das Kind von ihr und reichte ihr das Pergament.</text:p>
      <text:p text:style-name="Standard"/>
      <text:p text:style-name="Standard">Mit zitternden Fingern öffnete sie es, und die getrocknete Blüte einer Pristerweide fiel heraus. Eilig hingeschrieben stand auf dem Pergament: „Verzeiht“.</text:p>
      <text:p text:style-name="Standard">oOo</text:p>
      <text:p text:style-name="Standard"/>
      <text:p text:style-name="Standard"/>
      <text:p text:style-name="Standard">Gregor stand am Fenster eines Stadthauses im inneren Ring von Aiskaland. Das Haus war noch völlig leer, da er es erst vor wenigen Tagen erworben hatte. Es war überteuert gewesen und hatte zahlreiche Reparaturen nötig. Die sanitären Anlagen waren veraltet, und die Fassade bröckelte, doch im kleinen Garten des Hauses stand die einzige Pristerweide der ganzen Stadt, die alt genug war, um zu blühen.</text:p>
      <text:p text:style-name="Standard"/>
      <text:p text:style-name="Standard">„Den Baum solltet Ihr schnell fällen, Herr. Die Früchte ziehen Mücken an, und die Blüten ruinieren Euch jede Wäsche“, hatte der Makler gesagt, und Gregor hatte abwesend genickt. Den Baum zu fällen, würde ihm nie im Leben einfallen. Er öffnete das Fenster und strich mit dem Finger über den Rahmen. Sofort verfärbten sich seine Fingerkuppen violett, und er lächelte bitter. Sollte der Baum den ganzen Innenhof färben, er sollte die ganze Welt einfärben,  alles verändern, so wie sich für ihn alles verändert hatte.</text:p>
      <text:p text:style-name="Standard"/>
      <text:p text:style-name="Standard">„Wie konnten sie es nur finden?“, hatte er sie gefragt, völlig überrascht davon, noch am Leben zu sein, und völlig überfordert von der Frage, wie die Rebellen das kleine zusammengeschusterte Schiffchen jemals hatten sehen und richtig deuten können. Ellan, mitten im Spülen eines blutigen Lappens, hatte gelächelt und den Kopf geschüttelt.</text:p>
      <text:p text:style-name="Standard">„Es ist nicht schwer, ein angebundenes Schiffchen zu finden, wenn man einem strahlend violetten Bach folgt”, war ihre beiläufige Antwort gewesen. Halb im Delirium hatte er genauso selbstverständlich genickt und sich den sanften Berührungen hingegeben, mit denen Ellan ihn wusch. Erst ganz langsam waren ihre Worte in seinen Verstand gesickert.</text:p>
      <text:p text:style-name="Standard">“Was?”, hatte er nachgehakt, wohl schon Minuten später, mit zusammengezogenen Augenbrauen und ohne jegliche Höflichkeit. Lachend hatte sie ihm einige Haare aus dem Gesicht gestrichen.</text:p>
      <text:p text:style-name="Standard"><text:soft-page-break/></text:p>
      <text:p text:style-name="Standard">“Ich habe einen ganzen Beutel Priesterweidenpollen in den Bach geschüttet. Das konnte niemand übersehen.“</text:p>
      <text:p text:style-name="Standard"/>
      <text:p text:style-name="Standard">Er hörte wieder dieses Lachen, spürte ihre sanften Hände, sah sie wieder errötend lächeln, als sie ihm die Strähnen aus der Stirn strich.</text:p>
      <text:p text:style-name="Standard"/>
      <text:p text:style-name="Standard">„Was hättet Ihr getan, wenn es die Weißröcke gewesen wären, die Euer Zeichen entdeckt hätten?“, hatte er sie gefragt und ein Schulternzucken geerntet.</text:p>
      <text:p text:style-name="Standard"/>
      <text:p text:style-name="Standard">„Die Frage lautet doch wohl eher, was hättet Ihr getan, wenn es die Weißröcke gewesen wären?“</text:p>
      <text:p text:style-name="Standard"/>
      <text:p text:style-name="Standard">Er hatte ihr nicht geantwortet. Aus einer tief in ihm erwachten Gier heraus hatte er ihre Hand umfasst und seine Lippen in ihre Handfläche gedrückt. Er roch noch immer die Seife, spürte die vom Wasser schrumpeligen Fingerkuppen. Zuerst hatte er gedacht, es wäre Dankbarkeit, dann, es wäre der Wunsch, sie zu besitzen, doch inzwischen wusste er, dass es mehr war.</text:p>
      <text:p text:style-name="Standard"/>
      <text:p text:style-name="Standard">Er drehte sich um und betrachtete den kahlen Raum. Wie romantisch die Vorstellung auch sein mochte, er wollte keineswegs mit Ellan in die Sümpfe fliehen,  ewig verfolgt und gehetzt, ganz im Gegenteil. Daher hatte er dieses Haus gekauft, daher würde er Möbel anschaffen und eine Haushälterin anstellen – er würde aufhören zu fliehen, er würde sich umdrehen und dem, was ihn verfolgte, entgegentreten, zu von ihm diktierten Bedingungen, damit er wenigstens die Hoffnung hatte, dieses Gefühl eines Sinns in seinem Leben wiederzuerlangen, von dem er in dieser Hütte im Nirgendwo gekostet hatte.</text:p>
      <text:p text:style-name="Standard">Ein lange vermisster Eifer erfasste ihn und ließ ihn lächeln. Er würde Ellan finden, er konnte schließlich jeden Rebellen finden, und ab jetzt würde er selbst entscheiden, wie er diese Fähigkeit einsetz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55:52.987084664</meta:creation-date>
    <dc:date>2017-10-10T17:49:28.536239951</dc:date>
    <meta:editing-duration>P2DT11H51M29S</meta:editing-duration>
    <meta:editing-cycles>3</meta:editing-cycles>
    <meta:generator>LibreOffice/5.4.1.2.0$Linux_X86_64 LibreOffice_project/40m0$Build-2</meta:generator>
    <meta:document-statistic meta:table-count="0" meta:image-count="0" meta:object-count="0" meta:page-count="6" meta:paragraph-count="65" meta:word-count="2981" meta:character-count="18531" meta:non-whitespace-character-count="15603"/>
  </office:meta>
</office:document-meta>
</file>